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ilabl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createFil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vailable.eval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vailable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vailabl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checkFile( File f ,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Dir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checkFile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vailable.checkClass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vailable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vailable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vailabl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ilable.checkResource( String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vailable.setSearchParents( boolean searchPar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Type( FileDi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Class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ilabl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Filepath( Path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r.i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Ignoresystemclasse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able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